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111" officeooo:paragraph-rsid="000a7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FUNCION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33:24.394753492</meta:creation-date>
    <dc:date>2019-06-27T14:34:10.576126213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1"/>
    <meta:generator>LibreOffice/6.0.7.3$Linux_X86_64 LibreOffice_project/00m0$Build-3</meta:generator>
  </office:meta>
</office:document-meta>
</file>